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fo:language="en" fo:country="US" fo:font-weight="bold" officeooo:rsid="0017daa1" officeooo:paragraph-rsid="0017daa1" style:font-size-asian="28pt" style:font-weight-asian="bold" style:font-size-complex="32pt" style:font-weight-complex="bold"/>
    </style:style>
    <style:style style:name="P2" style:family="paragraph" style:parent-style-name="Standard" style:list-style-name="L1">
      <style:text-properties fo:font-size="22pt" fo:language="en" fo:country="US" fo:font-weight="bold" officeooo:rsid="0017daa1" officeooo:paragraph-rsid="0017daa1" style:font-size-asian="19.25pt" style:font-weight-asian="bold" style:font-size-complex="22pt" style:font-weight-complex="bold"/>
    </style:style>
    <style:style style:name="P3" style:family="paragraph" style:parent-style-name="Standard" style:list-style-name="L1">
      <style:text-properties fo:language="en" fo:country="US" officeooo:paragraph-rsid="0017daa1"/>
    </style:style>
    <style:style style:name="P4" style:family="paragraph" style:parent-style-name="Standard" style:list-style-name="L1">
      <style:text-properties fo:language="en" fo:country="US" fo:font-weight="bold" officeooo:paragraph-rsid="0017daa1" style:font-weight-asian="bold" style:font-weight-complex="bold"/>
    </style:style>
    <style:style style:name="P5" style:family="paragraph" style:parent-style-name="Standard" style:list-style-name="L1">
      <style:text-properties fo:font-size="14pt" fo:language="en" fo:country="US" fo:font-weight="bold" officeooo:rsid="0017daa1" officeooo:paragraph-rsid="0017daa1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1pt" fo:language="en" fo:country="US" fo:font-weight="normal" officeooo:rsid="0017daa1" officeooo:paragraph-rsid="0017daa1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language="en" fo:country="US" fo:font-weight="bold" officeooo:rsid="0017daa1" officeooo:paragraph-rsid="0017daa1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fo:font-size="14pt" fo:language="en" fo:country="US" fo:font-weight="bold" officeooo:rsid="0017daa1" officeooo:paragraph-rsid="0017daa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22pt" fo:language="en" fo:country="US" fo:font-weight="bold" officeooo:rsid="0017daa1" officeooo:paragraph-rsid="0017daa1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16pt" fo:language="en" fo:country="US" fo:font-weight="bold" officeooo:rsid="0019b2c6" officeooo:paragraph-rsid="0017daa1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4pt" fo:language="en" fo:country="US" fo:font-weight="bold" officeooo:rsid="0019b2c6" officeooo:paragraph-rsid="0017da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6pt" fo:language="en" fo:country="US" fo:font-weight="bold" officeooo:rsid="0019b2c6" officeooo:paragraph-rsid="0017daa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22pt" fo:font-weight="bold" officeooo:rsid="0017daa1" officeooo:paragraph-rsid="0017daa1" style:font-size-asian="22pt" style:font-weight-asian="bold" style:font-size-complex="22pt" style:font-weight-complex="bold"/>
    </style:style>
    <style:style style:name="T1" style:family="text">
      <style:text-properties fo:language="szl" fo:country="PL"/>
    </style:style>
    <style:style style:name="T2" style:family="text">
      <style:text-properties fo:font-size="16pt" fo:font-weight="bold" officeooo:rsid="0017daa1" style:font-size-asian="16pt" style:font-weight-asian="bold" style:font-size-complex="16pt" style:font-weight-complex="bold"/>
    </style:style>
    <style:style style:name="T3" style:family="text">
      <style:text-properties fo:font-size="14pt" officeooo:rsid="0017daa1" style:font-size-asian="12.25pt" style:font-size-complex="14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officeooo:rsid="0019b2c6" style:font-size-asian="16pt" style:font-size-complex="16pt"/>
    </style:style>
    <style:style style:name="T9" style:family="text">
      <style:text-properties fo:font-size="16pt" officeooo:rsid="0019b2c6" style:font-size-asian="14pt" style:font-size-complex="16pt"/>
    </style:style>
    <style:style style:name="T10" style:family="text">
      <style:text-properties fo:font-size="14pt" style:font-size-complex="14pt"/>
    </style:style>
    <style:style style:name="T1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ter</text:span> Engine Documentation </text:p>
      <text:list text:style-name="L1">
        <text:list-item>
          <text:p text:style-name="P2"><text:s/>Requirements</text:p>
          <text:p text:style-name="P3"><text:span text:style-name="T2">1.1. Linux</text:span></text:p>
          <text:list>
            <text:list-header>
              <text:p text:style-name="P4"><text:span text:style-name="T3">A) Vulkan SDK</text:span></text:p>
              <text:p text:style-name="P5">B) Clang</text:p>
            </text:list-header>
          </text:list>
          <text:p text:style-name="P5"/>
          <text:list text:continue-numbering="true">
            <text:list-header>
              <text:p text:style-name="P5">C) On Red Hat based OS</text:p>
            </text:list-header>
          </text:list>
          <text:p text:style-name="P5"><text:tab/>- <text:span text:style-name="T4">„sudo dnf install libX11-devel &amp;&amp; sudo dnf install libxkbcommon-x11-devel” </text:span></text:p>
          <text:p text:style-name="P6"><text:tab/>(if not installed earlier)</text:p>
          <text:list text:continue-numbering="true">
            <text:list-header>
              <text:p text:style-name="P7"><text:span text:style-name="T5">D)</text:span> <text:span text:style-name="T5">On Debian based OS</text:span></text:p>
            </text:list-header>
          </text:list>
          <text:p text:style-name="P8"><text:tab/>- <text:span text:style-name="T6">„</text:span><text:span text:style-name="T4">sudo apt-get install libx11-dev &amp;&amp; sudo apt-get install libxkbcommon-x11-dev”</text:span></text:p>
          <text:p text:style-name="P7"><text:tab/><text:span text:style-name="T7">(if not installed earlier)</text:span></text:p>
          <text:p text:style-name="P6"/>
        </text:list-item>
      </text:list>
      <text:p text:style-name="P9"><text:span text:style-name="T8"><text:tab/>1.2. </text:span><text:span text:style-name="T9">Windows</text:span></text:p>
      <text:p text:style-name="P10"><text:tab/><text:tab/><text:span text:style-name="T10">A) Gcc/G++</text:span></text:p>
      <text:p text:style-name="P11"><text:tab/><text:tab/>B) Vulkan SDK</text:p>
      <text:p text:style-name="P11"/>
      <text:p text:style-name="P11"><text:span text:style-name="T11"><text:tab/>1.3. All OS</text:span></text:p>
      <text:p text:style-name="P12"><text:tab/><text:tab/>A) Visual Studio Code (or similar)</text:p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3:16:55.847363000</meta:creation-date>
    <dc:date>2025-04-05T13:39:21.583359100</dc:date>
    <meta:editing-duration>PT3S</meta:editing-duration>
    <meta:editing-cycles>1</meta:editing-cycles>
    <meta:document-statistic meta:table-count="0" meta:image-count="0" meta:object-count="0" meta:page-count="1" meta:paragraph-count="16" meta:word-count="67" meta:character-count="417" meta:non-whitespace-character-count="352"/>
    <meta:generator>LibreOffice/25.2.2.2$Windows_X86_64 LibreOffice_project/7370d4be9e3cf6031a51beef54ff3bda878e3fac</meta:generator>
  </office:meta>
</office:document-meta>
</file>